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2c44" officeooo:paragraph-rsid="00052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commands</text:p>
      <text:p text:style-name="P1"/>
      <text:p text:style-name="P1">model :</text:p>
      <text:p text:style-name="P1">rails generate scaffold User name:string email:string</text:p>
      <text:p text:style-name="P1">migration:</text:p>
      <text:p text:style-name="P1">rails db:mig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1:44:38.844095381</meta:creation-date>
    <dc:date>2017-12-31T01:45:51.241939932</dc:date>
    <meta:editing-duration>PT1M13S</meta:editing-duration>
    <meta:editing-cycles>1</meta:editing-cycles>
    <meta:document-statistic meta:table-count="0" meta:image-count="0" meta:object-count="0" meta:page-count="1" meta:paragraph-count="5" meta:word-count="13" meta:character-count="100" meta:non-whitespace-character-count="92"/>
    <meta:generator>LibreOffice/5.1.6.2$Linux_X86_64 LibreOffice_project/10m0$Build-2</meta:generator>
  </office:meta>
</office:document-meta>
</file>